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roman"/>
    <style:font-face style:name="FreeSans1" svg:font-family="FreeSans" style:font-family-generic="swiss"/>
    <style:font-face style:name="Courier New1" svg:font-family="'Courier New'" style:font-family-generic="roman" style:font-pitch="fixed"/>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color="#000000" fo:font-style="italic" style:font-style-asian="italic"/>
    </style:style>
    <style:style style:name="P3" style:family="paragraph" style:parent-style-name="Standard">
      <style:text-properties fo:color="#000000" style:font-name="Helvetica" fo:font-size="10pt" fo:background-color="#ffffff" style:font-name-asian="Times New Roman" style:font-size-asian="10pt" style:language-asian="en" style:country-asian="GB" style:font-name-complex="Helvetica" style:font-size-complex="10pt"/>
    </style:style>
    <style:style style:name="P4" style:family="paragraph" style:parent-style-name="Standard">
      <style:text-properties fo:color="#000000" fo:language="it" fo:country="IT"/>
    </style:style>
    <style:style style:name="P5" style:family="paragraph" style:parent-style-name="Standard">
      <style:text-properties fo:color="#222222" style:font-name="Helvetica" fo:font-size="10pt" fo:language="it" fo:country="IT" fo:background-color="#ffffff" style:font-name-asian="Times New Roman" style:font-size-asian="10pt" style:language-asian="en" style:country-asian="GB" style:font-name-complex="Helvetica" style:font-size-complex="10pt"/>
    </style:style>
    <style:style style:name="P6" style:family="paragraph" style:parent-style-name="Standard">
      <style:text-properties fo:color="#4472c4" style:font-name="Helvetica" fo:language="el" fo:country="GR" fo:font-style="italic" fo:background-color="#ffffff" style:font-name-asian="Times New Roman" style:language-asian="en" style:country-asian="GB" style:font-style-asian="italic" style:font-name-complex="Helvetica"/>
    </style:style>
    <style:style style:name="P7" style:family="paragraph" style:parent-style-name="Standard">
      <style:text-properties fo:color="#4472c4" fo:language="el" fo:country="GR" fo:font-style="italic" style:font-style-asian="italic"/>
    </style:style>
    <style:style style:name="P8" style:family="paragraph" style:parent-style-name="Standard">
      <style:text-properties fo:color="#4472c4" fo:font-style="italic" style:font-style-asian="italic"/>
    </style:style>
    <style:style style:name="P9" style:family="paragraph" style:parent-style-name="Standard">
      <style:paragraph-properties fo:text-align="end" style:justify-single-word="false"/>
      <style:text-properties fo:color="#4472c4" fo:font-style="italic" style:font-style-asian="italic"/>
    </style:style>
    <style:style style:name="P10" style:family="paragraph" style:parent-style-name="Standard">
      <style:text-properties fo:color="#4472c4" fo:language="it" fo:country="IT" fo:font-style="italic" style:font-style-asian="italic"/>
    </style:style>
    <style:style style:name="P11" style:family="paragraph" style:parent-style-name="Standard">
      <style:paragraph-properties fo:text-align="justify" style:justify-single-word="false"/>
    </style:style>
    <style:style style:name="P12" style:family="paragraph" style:parent-style-name="Standard" style:master-page-name="Standard">
      <style:paragraph-properties style:page-number="auto"/>
      <style:text-properties fo:color="#000000" fo:font-style="italic" style:font-style-asian="italic"/>
    </style:style>
    <style:style style:name="P13" style:family="paragraph" style:parent-style-name="Colorful_20_List_20_-_20_Accent_20_1" style:list-style-name="WW8Num1"/>
    <style:style style:name="P14" style:family="paragraph" style:parent-style-name="Colorful_20_List_20_-_20_Accent_20_1" style:list-style-name="WW8Num2"/>
    <style:style style:name="T1" style:family="text">
      <style:text-properties fo:color="#000000" fo:font-style="italic" style:font-style-asian="italic"/>
    </style:style>
    <style:style style:name="T2" style:family="text">
      <style:text-properties fo:color="#000000" fo:language="it" fo:country="IT"/>
    </style:style>
    <style:style style:name="T3" style:family="text">
      <style:text-properties fo:color="#4472c4" style:font-name="Helvetica" fo:language="el" fo:country="GR" fo:font-style="italic" fo:background-color="#ffffff" loext:char-shading-value="0" style:font-name-asian="Times New Roman" style:language-asian="en" style:country-asian="GB" style:font-style-asian="italic" style:font-name-complex="Helvetica"/>
    </style:style>
    <style:style style:name="T4" style:family="text">
      <style:text-properties fo:color="#4472c4" style:font-name="Helvetica" fo:language="el" fo:country="GR" fo:font-style="italic" style:font-name-asian="Times New Roman" style:language-asian="en" style:country-asian="GB" style:font-style-asian="italic" style:font-name-complex="Helvetica"/>
    </style:style>
    <style:style style:name="T5" style:family="text">
      <style:text-properties fo:color="#4472c4" style:font-name="Times New Roman" fo:language="el" fo:country="GR" fo:font-style="italic" style:font-name-asian="Times New Roman" style:language-asian="en" style:country-asian="GB" style:font-style-asian="italic" style:font-name-complex="Times New Roman"/>
    </style:style>
    <style:style style:name="T6" style:family="text">
      <style:text-properties fo:color="#4472c4" fo:language="it" fo:country="IT" fo:font-style="italic" style:font-style-asian="italic"/>
    </style:style>
    <style:style style:name="T7" style:family="text">
      <style:text-properties fo:color="#4472c4" fo:font-style="italic" style:font-style-asian="italic"/>
    </style:style>
    <style:style style:name="T8" style:family="text">
      <style:text-properties fo:color="#4472c4" fo:font-style="italic" style:font-style-asian="italic" style:font-name-complex="Calibri"/>
    </style:style>
    <style:style style:name="T9" style:family="text">
      <style:text-properties style:font-name-complex="Calibri"/>
    </style:style>
    <style:style style:name="T10" style:family="text">
      <style:text-properties fo:language="en" fo:country="none"/>
    </style:style>
    <style:style style:name="T11" style:family="text">
      <style:text-properties fo:language="en" fo:country="US"/>
    </style:style>
    <style:style style:name="T12" style:family="text">
      <style:text-properties style:font-weight-complex="bold"/>
    </style:style>
    <style:style style:name="T1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tle</text:p>
      <text:p text:style-name="P2">Reconfigurable Manufacturing Systems for Industry 4.0: an emergent synthesis assessment</text:p>
      <text:p text:style-name="P3"/>
      <text:p text:style-name="P4">Authors</text:p>
      <text:p text:style-name="Standard"><text:span text:style-name="T2">Doriana M. D’Addona (2), Alessandro A.G. Bruzzone(1), ...</text:span></text:p>
      <text:p text:style-name="P5"/>
      <text:p text:style-name="Standard"><text:span text:style-name="T3">«Ἐν ἀρχῇ ἦν ὁ λόγος, καὶ ὁ λόγος ἦν πρὸς τὸν θεόν,</text:span></text:p>
      <text:p text:style-name="P6">καὶ θεὸς ἦν ὁ λόγος.</text:p>
      <text:p text:style-name="P6">οὗτος ἦν ἐν ἀρχῇ πρὸς τὸν θεόν.</text:p>
      <text:p text:style-name="P6">πάντα δι' αὐτοῦ ἐγένετο,</text:p>
      <text:p text:style-name="Standard"><text:span text:style-name="T3">καὶ χωρὶς αὐτοῦ ἐγένετο οὐδὲ ἕν ὃ γέγονεν.</text:span></text:p>
      <text:p text:style-name="P7"/>
      <text:p text:style-name="P10">«In principio era il Verbo,</text:p>
      <text:p text:style-name="P10">il Verbo era presso Dio</text:p>
      <text:p text:style-name="P10">e il Verbo era Dio.</text:p>
      <text:p text:style-name="P10">Egli era in principio presso Dio:</text:p>
      <text:p text:style-name="P10">tutto è stato fatto per mezzo di lui,</text:p>
      <text:p text:style-name="Standard"><text:span text:style-name="T6">e senza di lui niente è stato fatto di tutto ciò che esiste. »</text:span></text:p>
      <text:p text:style-name="P10"/>
      <text:p text:style-name="Standard"><text:span text:style-name="T8">“</text:span><text:span text:style-name="T7">In the beginning was the Word,</text:span></text:p>
      <text:p text:style-name="P8">and the Word was with God,</text:p>
      <text:p text:style-name="P8">and the Word was God.</text:p>
      <text:p text:style-name="P8">He was with God in the beginning.</text:p>
      <text:p text:style-name="P8">Through Him all things were made,</text:p>
      <text:p text:style-name="Standard"><text:span text:style-name="T7">and without Him nothing was made that has been made.”</text:span></text:p>
      <text:p text:style-name="P9">John 1, 1-3</text:p>
      <text:p text:style-name="Standard"/>
      <text:p text:style-name="P1">Extended Abstract</text:p>
      <text:p text:style-name="Standard"/>
      <text:p text:style-name="Standard">The recent 2008 financial and real sector crisis pointed out the fundamental role of over-investment and excess of productive capacity [1]. According to the <text:span text:style-name="T10">Kondratiev wave theory [2], and the </text:span><text:span text:style-name="T11">successive</text:span><text:span text:style-name="T10"> studies, one possible cause of long wave cycles, characterized by alternating intervals of high sectoral expansion and recession, could be due to technological cycles. Actually, since the Industrial Revolution (1771), at least other four cycles could be reported:</text:span></text:p>
      <text:list xml:id="list1662265636045247244" text:style-name="WW8Num1">
        <text:list-item>
          <text:p text:style-name="P13">The age of steam and railways (1829),</text:p>
        </text:list-item>
        <text:list-item>
          <text:p text:style-name="P13">The age of steel and heavy engineering (1875),</text:p>
        </text:list-item>
        <text:list-item>
          <text:p text:style-name="P13">The age of oil, electricity, automobile and mass production (1908),</text:p>
        </text:list-item>
        <text:list-item>
          <text:p text:style-name="P13">The age of information and telecommunications (1971).</text:p>
        </text:list-item>
      </text:list>
      <text:p text:style-name="Standard">To overcome the 2008 crisis and its consequences on the real sector, especially manufacturing, starting from 2011 Industry 4.0 gives guidelines to drive production towards a new industrial revolution e.g. by effectively implementing Cyber Physical Systems [3]. The automation approach proposed by Industry 4.0 could fire a new manufacturing paradigm where the technologies play a primary role.</text:p>
      <text:p text:style-name="Standard">Actually production and specifically industrial manufacturing indicates a range of human activities in which raw materials (or semi-finished products) are transformed into finished goods. These activities are carried out through the <text:soft-page-break/>use of devices (machine tools, material handling systems, etc.) whose operations are organized according to the available technologies, provided by the devices, and the processing cycle previously established by manufacturing engineering.</text:p>
      <text:p text:style-name="Standard">The structuring process by which the devices are used in manufacturing results from a decision process that has many analogies to the process at the basis of thinking; thought in turn is supported by language. Consequently, a parallel can be established between the production process of finished goods, and the semantics and pragmatics expressed by sentences built by properly structuring a set of words according to the language rules. By adopting this perspective, the description of the manufacturing process can be handled by a linguistic approach, where:</text:p>
      <text:list xml:id="list5394325770513246608" text:style-name="WW8Num2">
        <text:list-item>
          <text:p text:style-name="P14">the “atomic” elements of the manufacturing system, i.e. its devices (machine tools and material handling systems), are characterized by a function (the transforming possibilities of the features of the input material), and</text:p>
        </text:list-item>
        <text:list-item>
          <text:p text:style-name="P14">a relationship (network), possibly time dependent, is established between the “atomic” elements (devices) and the processed material in order to obtain the finished good (purpose).</text:p>
        </text:list-item>
      </text:list>
      <text:p text:style-name="Standard">This approach permits to analyse the manufacturing process according to the metrics established by the formal languages theory for the evaluation of the software programs. Accordingly, for instance, it could be possible to distinguish “reproductive thinking” from “productive thinking” in the manufacturing solutions. The approach permits also to determine the limits to the possible processing solutions based on the “atomic” elements (devices) available in the manufacturing system.</text:p>
      <text:p text:style-name="Standard">Within this framework the analysis of the manufacturing organizations is evaluated against the business model(s) enabled by implementing the Industry 4.0 features.</text:p>
      <text:p text:style-name="P11">The proposed “language” approach can be a valuable tool to implement the MafuFuturing model [Boer Jovane} that follows the Emergent Synthesis theory proposed by K. Ueda [5] whose theory explains the problem of synthesis and the concept of emergence as well as their connection with problem-solving difficulties in complex manufacturing systems.</text:p>
      <text:p text:style-name="Standard"/>
      <text:p text:style-name="Standard"/>
      <text:p text:style-name="P8"><text:span text:style-name="T9">“</text:span>Where is the Life we have lost in living?</text:p>
      <text:p text:style-name="P8">Where is the wisdom we have lost in knowledge?</text:p>
      <text:p text:style-name="P8">Where is the knowledge we have lost in information?”</text:p>
      <text:p text:style-name="P9">Choruses from The Rock, T. S. Eliot, 1934</text:p>
      <text:p text:style-name="P8"/>
      <text:p text:style-name="Standard"/>
      <text:p text:style-name="Standard"><text:bookmark text:name="_GoBack"/>References</text:p>
      <text:p text:style-name="Standard">[1] <text:tab/>David M. Kotz, 2011, Over-Investment and the Economic Crisis of 2008, World Review of Political Economy, vol. 2, no. 1, spring 2011, 5-25.</text:p>
      <text:p text:style-name="Standard"><text:a xlink:type="simple" xlink:href="http://people.umass.edu/dmkotz/OverInvestment_and_the_Crisis_11_01.pdf"><text:span text:style-name="Internet_20_link">http://people.umass.edu/dmkotz/OverInvestment_and_the_Crisis_11_01.pdf</text:span></text:a></text:p>
      <text:p text:style-name="Standard">[2]<text:tab/>Kondratiev, N. D. 1925. The Major Economic Cycles (in Russian). Moscow. Translated and published as The Long Wave Cycle by Richardson &amp; Snyder, New York, 1984</text:p>
      <text:p text:style-name="Standard"><text:soft-page-break/>[3]<text:tab/>Doug Gates, <text:span text:style-name="T12">Michael Bremicker, 2017, Beyond the hype</text:span><text:span text:style-name="T13">, </text:span>Separating ambition from reality in i4.0, KPMG International, <text:a xlink:type="simple" xlink:href="https://assets.kpmg.com/content/dam/kpmg/xx/pdf/2017/05/beyond-the-hype-separating-ambition-from-reality-in-i4.0.pdf"><text:span text:style-name="Internet_20_link">https://assets.kpmg.com/content/dam/kpmg/xx/pdf/2017/05/beyond-the-hype-separating-ambition-from-reality-in-i4.0.pdf</text:span></text:a></text:p>
      <text:p text:style-name="Standard">[4]<text:tab/>Boer, C., Jovane, F., 1996, Towards a New Model of Sustainable Production: ManuFuturing. CIRP Annals, 45. 415-420.</text:p>
      <text:p text:style-name="Standard">[5]<text:tab/>Ueda, K., (1999). Synthesis and Emergence, 1st Int. Workshop on Emergent Synthesis – IWES 99, ed. K. Ueda, Kobe, pp. 7-1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roman"/>
    <style:font-face style:name="FreeSans1" svg:font-family="FreeSans" style:font-family-generic="swiss"/>
    <style:font-face style:name="Courier New1" svg:font-family="'Courier New'" style:font-family-generic="roman" style:font-pitch="fixed"/>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lorful_20_List_20_-_20_Accent_20_1" style:display-name="Colorful List - Accent 1" style:family="paragraph" style:parent-style-name="Standard">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text-properties style:font-name="Times New Roman" fo:font-family="'Times New Roman'" style:font-family-generic="roman" style:font-pitch="variable" fo:font-size="9pt" fo:language="none" fo:country="none" style:font-size-asian="9pt" style:font-name-complex="Times New Roman" style:font-family-complex="'Times New Roman'" style:font-family-generic-complex="roman"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lorful_20_Shading_20_-_20_Accent_20_1" style:display-name="Colorful Shading - Accent 1" style:family="paragraph">
      <style:paragraph-properties fo:orphans="2" fo:widows="2"/>
      <style:text-properties style:use-window-font-color="true"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roman" style:font-name-complex="Courier New" style:font-family-complex="'Courier New'" style:font-family-generic-complex="roma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name-complex="Symbol" style:font-family-complex="Symbol" style:font-pitch-complex="variable"/>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family-generic="roman" style:font-name-complex="Courier New" style:font-family-complex="'Courier New'" style:font-family-generic-complex="roma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563c1"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creation-date>2017-09-09T17:53:00</meta:creation-date>
    <dc:creator>Microsoft Office User</dc:creator>
    <dc:date>2017-09-09T17:53:00</dc:date>
    <meta:print-date>2017-09-07T17:54:00</meta:print-date>
    <meta:editing-cycles>2</meta:editing-cycles>
    <meta:editing-duration>PT2M</meta:editing-duration>
    <meta:document-statistic meta:table-count="0" meta:image-count="0" meta:object-count="0" meta:page-count="3" meta:paragraph-count="47" meta:word-count="799" meta:character-count="5288" meta:non-whitespace-character-count="4540"/>
    <meta:generator>LibreOffice/4.2.8.2$Linux_X86_64 LibreOffice_project/420m0$Build-2</meta:generator>
  </office:meta>
</office:document-meta>
</file>